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face style:name="Lohit Hindi" svg:font-family="'Lohit Hindi'" style:font-family-generic="swiss"/>
    <style:font-face style:name="Open Sans" svg:font-family="'Open Sans'" style:font-family-generic="swiss"/>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a1" style:family="table">
      <style:table-properties style:width="15.023cm" fo:margin-left="-0.199cm" fo:margin-top="0cm" fo:margin-bottom="0cm" table:align="left" style:writing-mode="lr-tb"/>
    </style:style>
    <style:style style:name="Tabla1.A" style:family="table-column">
      <style:table-column-properties style:column-width="7.511cm"/>
    </style:style>
    <style:style style:name="Tabla1.1" style:family="table-row">
      <style:table-row-properties style:min-row-height="3.057cm" fo:keep-together="auto"/>
    </style:style>
    <style:style style:name="Tabla1.A1" style:family="table-cell">
      <style:table-cell-properties fo:background-color="#ffffff" fo:padding-left="0.191cm" fo:padding-right="0.191cm" fo:padding-top="0cm" fo:padding-bottom="0cm" fo:border="0.5pt solid #00000a">
        <style:background-image/>
      </style:table-cell-properties>
    </style:style>
    <style:style style:name="Tabla1.2" style:family="table-row">
      <style:table-row-properties style:min-row-height="0.363cm" fo:keep-together="auto"/>
    </style:style>
    <style:style style:name="Tabla1.3" style:family="table-row">
      <style:table-row-properties style:min-row-height="0.808cm" fo:keep-together="auto"/>
    </style:style>
    <style:style style:name="Tabla1.4" style:family="table-row">
      <style:table-row-properties style:min-row-height="2.593cm" fo:keep-together="auto"/>
    </style:style>
    <style:style style:name="Tabla1.5" style:family="table-row">
      <style:table-row-properties style:min-row-height="2.141cm" fo:keep-together="auto"/>
    </style:style>
    <style:style style:name="Tabla1.6" style:family="table-row">
      <style:table-row-properties style:min-row-height="4.371cm" fo:keep-together="auto"/>
    </style:style>
    <style:style style:name="Tabla2" style:family="table">
      <style:table-properties style:width="15.016cm" fo:margin-left="-0.199cm" fo:margin-top="0cm" fo:margin-bottom="0cm" table:align="left" style:writing-mode="lr-tb"/>
    </style:style>
    <style:style style:name="Tabla2.A" style:family="table-column">
      <style:table-column-properties style:column-width="7.507cm"/>
    </style:style>
    <style:style style:name="Tabla2.1" style:family="table-row">
      <style:table-row-properties style:min-row-height="3.03cm" fo:keep-together="auto"/>
    </style:style>
    <style:style style:name="Tabla2.A1" style:family="table-cell">
      <style:table-cell-properties fo:background-color="#ffffff" fo:padding-left="0.191cm" fo:padding-right="0.191cm" fo:padding-top="0cm" fo:padding-bottom="0cm" fo:border="0.5pt solid #00000a">
        <style:background-image/>
      </style:table-cell-properties>
    </style:style>
    <style:style style:name="Tabla2.2" style:family="table-row">
      <style:table-row-properties style:min-row-height="1.252cm" fo:keep-together="auto"/>
    </style:style>
    <style:style style:name="Tabla2.3" style:family="table-row">
      <style:table-row-properties style:min-row-height="5.706cm" fo:keep-together="auto"/>
    </style:style>
    <style:style style:name="Tabla2.4" style:family="table-row">
      <style:table-row-properties style:min-row-height="1.697cm" fo:keep-together="auto"/>
    </style:style>
    <style:style style:name="P1" style:family="paragraph" style:parent-style-name="Default">
      <style:text-properties fo:font-size="10pt" style:font-size-asian="10pt" style:font-size-complex="10pt"/>
    </style:style>
    <style:style style:name="P2" style:family="paragraph" style:parent-style-name="Default" style:master-page-name="Standard">
      <style:paragraph-properties style:page-number="auto"/>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oBack"/></text:p>
      <table:table table:name="Tabla1" table:style-name="Tabla1">
        <table:table-column table:style-name="Tabla1.A" table:number-columns-repeated="2"/>
        <table:table-row table:style-name="Tabla1.1">
          <table:table-cell table:style-name="Tabla1.A1" table:number-columns-spanned="2" office:value-type="string">
            <text:p text:style-name="Default"><text:span text:style-name="T1">REGIÓN:xxxx </text:span></text:p>
            <text:p text:style-name="Default"><text:span text:style-name="T1">DISTRITO: xxx </text:span></text:p>
            <text:p text:style-name="Default"><text:span text:style-name="T1">Escuela <text:s/>Nº xxx </text:span></text:p>
            <text:p text:style-name="Default"><text:span text:style-name="T1">SECCIÓN: </text:span></text:p>
            <text:p text:style-name="Default"><text:span text:style-name="T1">DOCENTE A CARGO: xxxxx </text:span></text:p>
          </table:table-cell>
          <table:covered-table-cell/>
        </table:table-row>
        <table:table-row table:style-name="Tabla1.2">
          <table:table-cell table:style-name="Tabla1.A1" table:number-columns-spanned="2" office:value-type="string">
            <text:p text:style-name="Default"><text:span text:style-name="T1">DÍA 1 </text:span></text:p>
          </table:table-cell>
          <table:covered-table-cell/>
        </table:table-row>
        <table:table-row table:style-name="Tabla1.3">
          <table:table-cell table:style-name="Tabla1.A1" office:value-type="string">
            <text:p text:style-name="Default"><text:span text:style-name="T2">¿Qué situación va a desarrollar con los niños? </text:span></text:p>
          </table:table-cell>
          <table:table-cell table:style-name="Tabla1.A1" office:value-type="string">
            <text:p text:style-name="Default"><text:span text:style-name="T3">Voy a desarrollar una situación de lectura por sí mismo. </text:span></text:p>
          </table:table-cell>
        </table:table-row>
        <table:table-row table:style-name="Tabla1.4">
          <table:table-cell table:style-name="Tabla1.A1" office:value-type="string">
            <text:p text:style-name="Default"><text:span text:style-name="T2">Si se trata de leer ¿qué se va a leer? ¿Con qué propósito? Si se trata de escribir ¿qué se va a escribir? ¿Con qué propósito? </text:span></text:p>
          </table:table-cell>
          <table:table-cell table:style-name="Tabla1.A1" office:value-type="string">
            <text:p text:style-name="Default"><text:span text:style-name="T3">Los niños van a leer nombres propios. Se trata de localizar entre un conjunto de carteles el nombre de un compañero que será el encargado de repartir las hojas para un trabajo colectivo en la sala. </text:span></text:p>
          </table:table-cell>
        </table:table-row>
        <table:table-row table:style-name="Tabla1.5">
          <table:table-cell table:style-name="Tabla1.A1" office:value-type="string">
            <text:p text:style-name="Default"><text:span text:style-name="T2">¿Qué se va a enseñar con esta situación? </text:span></text:p>
          </table:table-cell>
          <table:table-cell table:style-name="Tabla1.A1" office:value-type="string">
            <text:p text:style-name="Default"><text:span text:style-name="T3">Anticipar el significado del texto coordinando datos del enunciado escrito con datos del contexto (los niños cuentan con una información: saben que las escrituras de los carteles refieren a un conjunto acotado de nombres de compañeros de la sala porque como docente lo informé antes de realizar la situación). </text:span></text:p>
          </table:table-cell>
        </table:table-row>
        <table:table-row table:style-name="Tabla1.6">
          <table:table-cell table:style-name="Tabla1.A1" office:value-type="string">
            <text:p text:style-name="Default"><text:span text:style-name="T2">¿Qué soportes y materiales de escritura se utilizarán para desarrollar la situación? ¿Qué previsiones se tendrá en cuenta para su organización? </text:span></text:p>
          </table:table-cell>
          <table:table-cell table:style-name="Tabla1.A1" office:value-type="string">
            <text:p text:style-name="Default"><text:span text:style-name="T3">Utilizaré carteles con los nombres de los niños escritos en computadora con letra de imprenta mayúscula. Los carteles serán de tamaños, formas y colores idénticos. Sólo se diferenciarán por sus escrituras porque no se trata de que encuentren rápido el nombre sino de interactuar sobre lo escrito con su grupo de pares y el docente. Para plantear un verdadero problema de lectura seleccionaré carteles con nombres que combinen índices cuantitativos y cualitativos de tal manera que los niños puedan considerar ya sea, la cantidad de letras o palabras que poseen los carteles, como también, cuáles letras y en qué orden se organizan según sus posibilidades lectoras: si los niños no consideran aún índices de lo escrito, mostraré carteles que permitan establecer relaciones entre la extensión de lo dicho con la extensión de lo escrito. Por ejemplo, presentar LUZ- MARIANELA y localizar dónde dice Luz. </text:span></text:p>
            <text:p text:style-name="P1"/>
            <text:p text:style-name="Default"><text:span text:style-name="T2">- </text:span><text:span text:style-name="T3">si están centrados en los aspectos cuantitativos, seleccionaré otros carteles para que los lleve a considerar aspectos cualitativos. Por ejemplo, presentar NICOLÁS-MARTINA-JULIETA y localizar dónde dice Martina. </text:span></text:p>
            <text:p text:style-name="P1"/>
            <text:p text:style-name="Default"><text:soft-page-break/><text:span text:style-name="T2">- </text:span><text:span text:style-name="T3">si logran considerar índices cualitativos pero sólo se fijan en los inicios o finales de los nombres, seleccionaré otros carteles para que puedan enfrentarse al desafío de analizar el interior del enunciado. Por ejemplo, presentar MARIANA-MARTINA-MARIANELA y localizar dónde dice Mariana</text:span></text:p>
          </table:table-cell>
        </table:table-row>
      </table:table>
      <text:p text:style-name="Default"/>
      <table:table table:name="Tabla2" table:style-name="Tabla2">
        <table:table-column table:style-name="Tabla2.A" table:number-columns-repeated="2"/>
        <table:table-row table:style-name="Tabla2.1">
          <table:table-cell table:style-name="Tabla2.A1" office:value-type="string">
            <text:p text:style-name="Default"><text:span text:style-name="T2">¿Los niños trabajarán solos? ¿En parejas? ¿En pequeños grupos? ¿Cómo se realizarán los agrupamientos y qué roles cumplirán en la situación? </text:span></text:p>
          </table:table-cell>
          <table:table-cell table:style-name="Tabla2.A1" office:value-type="string">
            <text:p text:style-name="Default"><text:span text:style-name="T3">Por tratarse de la primera situación, plantearé un trabajo colectivo, es decir trabajaré con todo el grupo al mismo tiempo intentando plantear un desafío para todos. En situaciones posteriores, trabajé en pequeños grupos. </text:span></text:p>
          </table:table-cell>
        </table:table-row>
        <table:table-row table:style-name="Tabla2.2">
          <table:table-cell table:style-name="Tabla2.A1" office:value-type="string">
            <text:p text:style-name="Default"><text:span text:style-name="T2">¿Cuánto tiempo didáctico se le destinará a la situación? </text:span></text:p>
          </table:table-cell>
          <table:table-cell table:style-name="Tabla2.A1" office:value-type="string">
            <text:p text:style-name="Default"><text:span text:style-name="T3">Es una situación que empieza y termina en el mismo día. Estimo que será breve, durará entre 15 ó 20 minutos. </text:span></text:p>
          </table:table-cell>
        </table:table-row>
        <table:table-row table:style-name="Tabla2.3">
          <table:table-cell table:style-name="Tabla2.A1" office:value-type="string">
            <text:p text:style-name="Default"><text:span text:style-name="T2">Si se trata de leer ¿Qué intervenciones docentes se realizarán para evitar una simple adivinación o descifrado? Si se trata de escribir ¿Qué intervenciones docentes se realizarán para evitar que la situación se transforme en un ejercicio repetitivo de grafías sin sentido? </text:span></text:p>
          </table:table-cell>
          <table:table-cell table:style-name="Tabla2.A1" office:value-type="string">
            <text:p text:style-name="Default"><text:span text:style-name="T3">-Presentaré a los niños la situación y comunicaré el propósito: “Vamos a identificar el cartel con el nombre del ayudante que hoy va a repartir las hojas. Luego lo registraremos en la lista de responsables de tareas…” -Plantearé un problema de lectura: “Acá hay tres carteles (por ejemplo, mostraré MARIANELA-JUANA- JUAN MANUEL y los leeré invirtiendo el orden) ¿dónde dice Juana?”. -Pediré justificación en sus respuestas “¿Por qué están tan seguros que acá (MARIANELA) no dice Juana?”, “¿En qué se fijaron?”. -Solicitaré lectura con señalamiento: “Señalá con tu dedito cómo dice Juana” -Ofreceré ayuda con ejemplos de otros referentes escritos para que establezcan nuevas relaciones: “Juana termina como Susana, Aldana, Luciana (los escribiré a medida que los vaya diciendo)” -… </text:span></text:p>
          </table:table-cell>
        </table:table-row>
        <table:table-row table:style-name="Tabla2.4">
          <table:table-cell table:style-name="Tabla2.A1" office:value-type="string">
            <text:p text:style-name="Default"><text:span text:style-name="T2">¿Quedará algo escrito? ¿Dónde? (afiche, hojas sueltas, fichero, un cuaderno…) </text:span></text:p>
          </table:table-cell>
          <table:table-cell table:style-name="Tabla2.A1" office:value-type="string">
            <text:p text:style-name="Default"><text:span text:style-name="T3">Para esta situación no está previsto un registro escrito por parte de los niños. Luego de identificar el nombre, lo registraré a la vista de todos en el listado de responsables de tareas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face style:name="Lohit Hindi" svg:font-family="'Lohit Hindi'" style:font-family-generic="swiss"/>
    <style:font-face style:name="Open Sans" svg:font-family="'Open Sans'" style:font-family-generic="swiss"/>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DejaVu Sans" style:font-size-asian="11pt" style:language-asian="es" style:country-asian="AR"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true" style:font-name-asian="DejaVu Sans" style:font-size-asian="11pt" style:language-asian="es" style:country-asian="A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swiss" fo:font-size="11pt" fo:language="es" fo:country="AR" style:font-name-asian="DejaVu Sans" style:font-family-asian="'DejaVu Sans'" style:font-family-generic-asian="system" style:font-pitch-asian="variable" style:font-size-asian="11pt" style:language-asian="es" style:country-asian="AR"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Open Sans" fo:font-family="'Open Sans'" style:font-family-generic="swiss" style:font-size-asian="12pt" style:font-name-complex="Lohit Hindi" style:font-family-complex="'Lohit Hindi'"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Lohit Hindi" style:font-family-complex="'Lohit Hind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Open Sans" fo:font-family="'Open Sans'" style:font-family-generic="swiss" style:font-size-asian="12pt" style:font-name-complex="Lohit Hindi" style:font-family-complex="'Lohit Hindi'"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0" style:font-name="Arial" fo:font-family="Arial" style:font-family-generic="swiss" fo:font-size="12pt" fo:language="es" fo:country="AR" style:font-name-asian="DejaVu Sans" style:font-family-asian="'DejaVu Sans'" style:font-family-generic-asian="system" style:font-pitch-asian="variable" style:font-size-asian="12pt" style:language-asian="es" style:country-asian="AR" style:font-name-complex="Arial1" style:font-family-complex="Arial"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7T00:46:00</meta:creation-date>
    <meta:initial-creator>Marita</meta:initial-creator>
    <dc:language>es-AR</dc:language>
    <dc:creator>Flora</dc:creator>
    <dc:date>2014-05-17T00:46:00</dc:date>
    <meta:editing-cycles>2</meta:editing-cycles>
    <meta:editing-duration>PT1S</meta:editing-duration>
    <meta:generator>LibreOffice/4.2.5.2$Linux_X86_64 LibreOffice_project/420m0$Build-2</meta:generator>
    <meta:document-statistic meta:table-count="2" meta:image-count="0" meta:object-count="0" meta:page-count="2" meta:paragraph-count="24" meta:word-count="674" meta:character-count="4254" meta:non-whitespace-character-count="3580"/>
    <meta:template xlink:type="simple" xlink:actuate="onRequest" xlink:title="Normal.dotm" xlink:href=""/>
  </office:meta>
</office:document-meta>
</file>